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1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57cm"/>
    </style:style>
    <style:style style:name="co5" style:family="table-column">
      <style:table-column-properties fo:break-before="auto" style:column-width="6.4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10.045cm"/>
    </style:style>
    <style:style style:name="co8" style:family="table-column">
      <style:table-column-properties fo:break-before="auto" style:column-width="9.35cm"/>
    </style:style>
    <style:style style:name="co9" style:family="table-column">
      <style:table-column-properties fo:break-before="auto" style:column-width="8.0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4.263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ext-properties fo:color="#000000" style:font-name="Arial" fo:font-size="10pt" fo:language="en" fo:country="US" fo:font-style="normal" style:font-size-asian="10pt" style:language-asian="en" style:country-asian="US" style:font-style-asian="normal" style:font-size-complex="10pt" style:language-complex="en" style:country-complex="US" style:font-style-complex="normal"/>
    </style:style>
    <style:style style:name="ce7" style:family="table-cell" style:parent-style-name="Default">
      <style:text-properties fo:color="#000000" style:font-name="Arial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8" style:family="table-cell" style:parent-style-name="Default">
      <style:text-properties fo:color="#000000" style:font-name="Arial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4" style:family="text">
      <style:text-properties fo:color="#000000" style:font-name="Arial" fo:font-size="10pt" style:font-name-asian="Consolas" style:font-size-asian="10pt" style:font-name-complex="Consolas" style:font-size-complex="10pt"/>
    </style:style>
    <style:style style:name="T1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style:font-name="Arial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5" style:family="text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2"/>
        </table:table-row>
        <table:table-row table:style-name="ro2">
          <table:table-cell office:value-type="string" table:number-columns-spanned="1" table:number-rows-spanned="31">
            <text:p>QVTr 2 QVTs</text:p>
          </table:table-cell>
          <table:table-cell office:value-type="string">
            <text:p>Relation etc</text:p>
          </table:table-cell>
          <table:table-cell office:value-type="string">
            <text:p>Region etc</text:p>
          </table:table-cell>
          <table:table-cell table:number-columns-repeated="2"/>
        </table:table-row>
        <table:table-row table:style-name="ro2">
          <table:covered-table-cell/>
          <table:table-cell table:number-columns-repeated="2"/>
          <table:table-cell office:value-type="string">
            <text:p>ScheduleManager.addTransformation</text:p>
          </table:table-cell>
          <table:table-cell office:value-type="string">
            <text:p>RelationalTransformationAnalysis</text:p>
          </table:table-cell>
        </table:table-row>
        <table:table-row table:style-name="ro2">
          <table:covered-table-cell/>
          <table:table-cell table:number-columns-repeated="2"/>
          <table:table-cell office:value-type="string">
            <text:p><text:s text:c="2"/>RelationalTransformationAnalysis init</text:p>
          </table:table-cell>
          <table:table-cell office:value-type="string">
            <text:p>RelationAnalysis</text:p>
          </table:table-cell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init</text:p>
          </table:table-cell>
          <table:table-cell office:value-type="string">
            <text:p>RelationAnalysis.Dispatch/Verdict</text:p>
          </table:table-cell>
        </table:table-row>
        <table:table-row table:style-name="ro1">
          <table:covered-table-cell/>
          <table:table-cell table:number-columns-repeated="2"/>
          <table:table-cell table:style-name="ce3" office:value-type="string">
            <text:p>QVTr2QVTs.transform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2"/>ScheduleManager.analyzeSourceModel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4"/>DomainUsageAnalysis.analyzeTransformation</text:p>
          </table:table-cell>
          <table:table-cell office:value-type="string">
            <text:p>class2usage, xxxUsage</text:p>
          </table:table-cell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lTransformationAnalysis analyzeKey</text:p>
          </table:table-cell>
          <table:table-cell office:value-type="string">
            <text:p>completeClass2key</text:p>
          </table:table-cell>
        </table:table-row>
        <table:table-row table:style-name="ro3">
          <table:covered-table-cell/>
          <table:table-cell table:number-columns-repeated="2"/>
          <table:table-cell office:value-type="string">
            <text:p><text:s text:c="4"/>RelationAnalysis analyzeSourceModel</text:p>
          </table:table-cell>
          <table:table-cell office:value-type="string">
            <text:p>baseRelationAnalysis</text:p>
            <text:p>variable2templateExp</text:p>
            <text:p>whenedOutputvariables</text:p>
            <text:p>keyedOutputVariables</text:p>
            <text:p>realizedOutputVariables</text:p>
          </table:table-cell>
        </table:table-row>
        <table:table-row table:style-name="ro1">
          <table:covered-table-cell/>
          <table:table-cell table:number-columns-repeated="2"/>
          <table:table-cell table:style-name="ce4" office:value-type="string">
            <text:p><text:s text:c="2"/>RelationalTransformationAnalysis.getTransformationAnalysis2TracePackage</text:p>
          </table:table-cell>
          <table:table-cell table:style-name="ce4" office:value-type="string">
            <text:p>TransformationAnalysis2TracePackage</text:p>
          </table:table-cell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4"/>DomainUsageAnalysis.analyzeTransformation init</text:p>
          </table:table-cell>
          <table:table-cell office:value-type="string">
            <text:p>TracePackage</text:p>
          </table:table-cell>
        </table:table-row>
        <table:table-row table:style-name="ro4">
          <table:covered-table-cell/>
          <table:table-cell table:number-columns-repeated="2"/>
          <table:table-cell office:value-type="string">
            <text:p><text:s text:c="4"/>TransformationAnalysis2TracePackage.createRuleAnalysis2TraceGroups</text:p>
          </table:table-cell>
          <table:table-cell table:style-name="ce7" office:value-type="string">
            <text:p><text:span text:style-name="T4">RuleAnalysis2TraceGroup</text:span></text:p>
            <text:p><text:span text:style-name="T4">RelationAanalysis2TraceClass</text:span></text:p>
          </table:table-cell>
        </table:table-row>
        <table:table-row table:style-name="ro1">
          <table:covered-table-cell/>
          <table:table-cell table:number-columns-repeated="2"/>
          <table:table-cell table:style-name="ce4" office:value-type="string">
            <text:p><text:s text:c="2"/>QVTr2QVTsVisitor.transform</text:p>
          </table:table-cell>
          <table:table-cell office:value-type="string">
            <text:p>Region, Node, Edge</text:p>
          </table:table-cell>
        </table:table-row>
        <table:table-row table:style-name="ro1">
          <table:covered-table-cell/>
          <table:table-cell table:number-columns-repeated="2"/>
          <table:table-cell office:value-type="string">
            <text:p><text:s text:c="2"/>TransformationAnalysis2TracePackage.analyzeTraceElements</text:p>
          </table:table-cell>
          <table:table-cell office:value-type="string">
            <text:p>Element2MiddleProperty ...</text:p>
          </table:table-cell>
        </table:table-row>
        <table:table-row table:style-name="ro1">
          <table:covered-table-cell/>
          <table:table-cell table:number-columns-repeated="2"/>
          <table:table-cell office:value-type="string">
            <text:p><text:s text:c="2"/>TransformationAnalysis2TracePackage.synthesizeTraceElements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synthesizeTraceNode</text:p>
          </table:table-cell>
          <table:table-cell office:value-type="string">
            <text:p>traceNode</text:p>
          </table:table-cell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synthesizeDispatchNode</text:p>
          </table:table-cell>
          <table:table-cell office:value-type="string">
            <text:p>dispatchNode</text:p>
          </table:table-cell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<text:span text:style-name="T1">synthesizeOutgoingWhenInvocations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<text:span text:style-name="T1">synthesizeOutgoingWhereInvocations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<text:span text:style-name="T1">synthesizeTraceEdges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<text:span text:style-name="T1">synthesizeOverridingGuards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<text:span text:style-name="T1">synthesizeTraceSuccessAssignment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<text:span text:style-name="T1">synthesizeInterfaceAssignments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2"/>RelationalTransformationAnalysis.analyzeMappingRegions</text:p>
          </table:table-cell>
          <table:table-cell table:style-name="ce4" office:value-type="string">
            <text:p>local analysis</text:p>
          </table:table-cell>
        </table:table-row>
        <table:table-row table:style-name="ro2">
          <table:covered-table-cell/>
          <table:table-cell table:number-columns-repeated="2"/>
          <table:table-cell office:value-type="string">
            <text:p><text:s text:c="2"/>ScheduleManager.writeDebugGraphs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2"/>ScheduleManager.analyzeTracePackage</text:p>
          </table:table-cell>
          <table:table-cell table:style-name="ce4"/>
        </table:table-row>
        <table:table-row table:style-name="ro2">
          <table:covered-table-cell/>
          <table:table-cell table:number-columns-repeated="2"/>
          <table:table-cell office:value-type="string">
            <text:p><text:s text:c="2"/>ScheduleManager.analyzeTransformations</text:p>
          </table:table-cell>
          <table:table-cell table:style-name="ce4"/>
        </table:table-row>
        <table:table-row table:style-name="ro2">
          <table:covered-table-cell/>
          <table:table-cell table:number-columns-repeated="2"/>
          <table:table-cell office:value-type="string">
            <text:p><text:s text:c="4"/>ScheduleManager.analyzeCallTree</text:p>
          </table:table-cell>
          <table:table-cell table:style-name="ce4"/>
        </table:table-row>
        <table:table-row table:style-name="ro1">
          <table:covered-table-cell/>
          <table:table-cell table:number-columns-repeated="2"/>
          <table:table-cell table:style-name="ce4" office:value-type="string">
            <text:p><text:s text:c="2"/>early merge</text:p>
          </table:table-cell>
          <table:table-cell table:style-name="ce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table-cell office:value-type="string">
            <text:p>Trace save</text:p>
          </table:table-cell>
          <table:table-cell table:number-columns-repeated="4"/>
        </table:table-row>
        <table:table-row table:style-name="ro1">
          <table:table-cell office:value-type="string" table:number-columns-spanned="1" table:number-rows-spanned="27">
            <text:p>QVTs 2 QVTs</text:p>
          </table:table-cell>
          <table:table-cell table:number-columns-repeated="2"/>
          <table:table-cell table:style-name="ce3"/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QVTs2QVTs init</text:p>
          </table:table-cell>
          <table:table-cell office:value-type="string">
            <text:p>LoadingRegionAnalysis</text:p>
          </table:table-cell>
        </table:table-row>
        <table:table-row table:style-name="ro1">
          <table:covered-table-cell/>
          <table:table-cell table:number-columns-repeated="2"/>
          <table:table-cell table:style-name="ce5" office:value-type="string">
            <text:p>QVTs2QVTs.transform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5" office:value-type="string">
            <text:p><text:span text:style-name="T2"><text:s text:c="2"/></text:span><text:span text:style-name="T2">TransformationPartitioner.</text:span><text:span text:style-name="T3">partition</text:span></text:p>
          </table:table-cell>
          <table:table-cell office:value-type="string">
            <text:p>MappingRegion</text:p>
          </table:table-cell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4"/>RelationalTransformationAnalysis.getRegionAnalysis</text:p>
          </table:table-cell>
          <table:table-cell office:value-type="string">
            <text:p>RegionAnalysis</text:p>
          </table:table-cell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gionAnalysis.analyzeNodes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gionAnalysis.<text:span text:style-name="T4">analyzeTraceNodes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gionAnalysis.<text:span text:style-name="T4">analyzeSuccessEdge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gionAnalysis.<text:span text:style-name="T4">analyzeTraceEdges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gionAnalysis.analyzeEdges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gionAnalysis.analyzeCorrolaries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gionAnalysis.analyzeClusters</text:p>
          </table:table-cell>
          <table:table-cell office:value-type="string">
            <text:p>Cluster</text:p>
          </table:table-cell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4"/>MappingPartitioner init</text:p>
          </table:table-cell>
          <table:table-cell office:value-type="string">
            <text:p>MappingPartitioner</text:p>
          </table:table-cell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4"/>RelationalTransformationAnalysis.prePartition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lationalTransformationAnalysis.computeTraceClassDiscrimination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lationalTransformationAnalysis.computeTraceClassInheritance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lationalTransformationAnalysis.computeCyclicTraceClasses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8"/>RelationalTransformationAnalysis.computeCyclesAnalysis</text:p>
          </table:table-cell>
          <table:table-cell office:value-type="string">
            <text:p>CyclesAnalysis</text:p>
          </table:table-cell>
        </table:table-row>
        <table:table-row table:style-name="ro2">
          <table:covered-table-cell/>
          <table:table-cell table:number-columns-repeated="2"/>
          <table:table-cell table:style-name="ce5" office:value-type="string">
            <text:p><text:span text:style-name="T2"><text:s text:c="2"/></text:span><text:span text:style-name="T2">TransformationPartitioner.</text:span><text:span text:style-name="T3">computeFallibilityAnalysis</text:span></text:p>
          </table:table-cell>
          <table:table-cell table:style-name="ce8" office:value-type="string">
            <text:p>FallibilityAnalysis</text:p>
          </table:table-cell>
        </table:table-row>
        <table:table-row table:style-name="ro2">
          <table:covered-table-cell/>
          <table:table-cell table:number-columns-repeated="2"/>
          <table:table-cell table:style-name="ce6" office:value-type="string">
            <text:p><text:span text:style-name="T5"><text:s text:c="2"/></text:span><text:span text:style-name="T5">MappingPartitioner/CyclesAnalysis.partition</text:span></text:p>
          </table:table-cell>
          <table:table-cell table:style-name="ce8"/>
        </table:table-row>
        <table:table-row table:style-name="ro1">
          <table:covered-table-cell/>
          <table:table-cell table:number-columns-repeated="2"/>
          <table:table-cell table:style-name="ce5" office:value-type="string">
            <text:p><text:s text:c="2"/>createSchedule1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5" office:value-type="string">
            <text:p><text:s text:c="2"/>createSchedule2</text:p>
          </table:table-cell>
          <table:table-cell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 table:number-rows-repeated="104851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Routines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QVTr2QVTs</text:p>
          </table:table-cell>
          <table:table-cell table:number-columns-repeated="2"/>
          <table:table-cell office:value-type="string">
            <text:p>Reg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it</text:p>
          </table:table-cell>
          <table:table-cell office:value-type="string">
            <text:p>QVTr2QVTsCompilerStep.execute()</text:p>
          </table:table-cell>
          <table:table-cell/>
          <table:table-cell office:value-type="string">
            <text:p>new TransformationAnalysis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office:value-type="string">
            <text:p>Region Contents Analysis</text:p>
          </table:table-cell>
          <table:table-cell office:value-type="string">
            <text:p>QVTr2QVTsCompilerStep.execute()</text:p>
            <text:p>QVTs2QVTs.transform()</text:p>
            <text:p>QVTrelationScheduleManager.analyzeOriginalContents()</text:p>
            <text:p>ContentsAnalysis.addRegion()</text:p>
          </table:table-cell>
          <table:table-cell/>
          <table:table-cell office:value-type="string">
            <text:p>new ContentsAnalysis&lt;RuleRegion&gt;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6">
          <table:table-cell office:value-type="string">
            <text:p>Partitioning</text:p>
          </table:table-cell>
          <table:table-cell office:value-type="string">
            <text:p>QVTr2QVTsCompilerStep.execute()</text:p>
            <text:p>QVTs2QVTs.transform()</text:p>
            <text:p>TransformationPartitioner.partition()</text:p>
            <text:p>RelationalTransformationAnalysis.getRegionAnalysis()</text:p>
            <text:p>new TransformationPartitioner()</text:p>
            <text:p>new MappingPartitioner()</text:p>
            <text:p>MappingPartitioner.partition()</text:p>
          </table:table-cell>
          <table:table-cell office:value-type="string">
            <text:p>ScheduledRegion</text:p>
            <text:p>Region,</text:p>
            <text:p>TransformationAnalysis</text:p>
          </table:table-cell>
          <table:table-cell office:value-type="string">
            <text:p>new RegionAnalysis</text:p>
            <text:p>new TraceClassRegionAnalysis</text:p>
            <text:p>new TracePropertyRegionAnalysis</text:p>
            <text:p>new XxxPartition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Partition Sequencing</text:p>
          </table:table-cell>
          <table:table-cell office:value-type="string">
            <text:p>QVTr2QVTsCompilerStep.execute()</text:p>
            <text:p>QVTs2QVTs.transform()</text:p>
            <text:p>TransformationPartitioner.partition()</text:p>
            <text:p>TransformationPartitioner.postPartition()</text:p>
            <text:p>RegionsAnalysis.computeTraceClassInheritance()</text:p>
            <text:p>Partition.analyzePartition()</text:p>
            <text:p>CyclicPartitionsAnalysis.analyze()</text:p>
            <text:p>CompilerUtil.computeTransitivePredecessors()</text:p>
            <text:p>CompilerUtil.computeTransitiveSuccessors()</text:p>
            <text:p>CyclicPartitionsAnalysis.createAcyclicPartitionHierarchy()</text:p>
          </table:table-cell>
          <table:table-cell/>
          <table:table-cell office:value-type="string">
            <text:p>new TraceClassPartitionAnalysis</text:p>
            <text:p>new TracePropertyPartitionAnalysis</text:p>
            <text:p>new CyclicPartitionsAnalysis</text:p>
            <text:p>new RootPartition</text:p>
            <text:p>new CyclicPartition</text:p>
            <text:p>InternallyAcyclicPartition.partition2predecessors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Scheduling</text:p>
          </table:table-cell>
          <table:table-cell office:value-type="string">
            <text:p>QVTr2QVTsCompilerStep.execute()</text:p>
            <text:p>QVTs2QVTs.transform()</text:p>
            <text:p>RootPartition.getPartitionSchedule()</text:p>
            <text:p>CyclicPartition.getPartitionSchedule()</text:p>
            <text:p>CompilerUtil.computeParallelSchedule()</text:p>
          </table:table-cell>
          <table:table-cell office:value-type="string">
            <text:p>InternallyAcyclicPartition.partitions</text:p>
            <text:p>InternallyAcyclicPartition.partition2predecessors</text:p>
            <text:p/>
          </table:table-cell>
          <table:table-cell office:value-type="string">
            <text:p>InternallyAcyclicPartition.partitionSchedule</text:p>
          </table:table-cell>
        </table:table-row>
        <table:table-row table:style-name="ro1">
          <table:table-cell table:number-columns-repeated="4"/>
        </table:table-row>
        <table:table-row table:style-name="ro8">
          <table:table-cell office:value-type="string">
            <text:p>Merging</text:p>
          </table:table-cell>
          <table:table-cell office:value-type="string">
            <text:p>QVTr2QVTsCompilerStep.execute()</text:p>
            <text:p>QVTs2QVTs.transform()</text:p>
            <text:p>QVTs2QVTs.mergePartitionsHorizontally()</text:p>
            <text:p>AbstractPartition.buildPredicatedNavigationEdgesIndex2()</text:p>
            <text:p>AbstractPartition.buildRealizedNavigationEdgesIndex2()</text:p>
            <text:p>Partition.computeCheckedOrEnforcedEdges()</text:p>
          </table:table-cell>
          <table:table-cell office:value-type="string">
            <text:p>Partition.buildNavigationIndexes()</text:p>
          </table:table-cell>
          <table:table-cell office:value-type="string">
            <text:p>typedModel2property2predicatedEdges</text:p>
            <text:p>typedModel2property2realizedEdges</text:p>
            <text:p>AbstractPartition.typedModel2checkedEdges init</text:p>
            <text:p>AbstractPartition.typedModel2enforcedEdges init</text:p>
          </table:table-cell>
        </table:table-row>
        <table:table-row table:style-name="ro1">
          <table:table-cell table:number-columns-repeated="4"/>
        </table:table-row>
        <table:table-row table:style-name="ro9">
          <table:table-cell/>
          <table:table-cell office:value-type="string">
            <text:p>QVTr2QVTsCompilerStep.execute()</text:p>
            <text:p>QVTs2QVTs.transform()</text:p>
            <text:p>QVTs2QVTs.getRegionSchedule(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9">
          <table:table-cell office:value-type="string">
            <text:p>Region Scheduling</text:p>
          </table:table-cell>
          <table:table-cell office:value-type="string">
            <text:p>QVTr2QVTsCompilerStep.execute()</text:p>
            <text:p>QVTs2QVTs.transform()</text:p>
            <text:p>QVTs2QVTs.getRegionSchedule(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icroMapping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office:value-type="string">
            <text:p>Connecting</text:p>
          </table:table-cell>
          <table:table-cell office:value-type="string">
            <text:p>QVTr2QVTsCompilerStep.execute()</text:p>
            <text:p>QVTs2QVTs.transform()</text:p>
            <text:p>QVTs2QVTs.createSchedule1()</text:p>
            <text:p>QVTs2QVTs.createConnections()</text:p>
          </table:table-cell>
          <table:table-cell/>
          <table:table-cell office:value-type="string">
            <text:p>new EdgeConnectionImpl</text:p>
            <text:p>new NodeConnectionImp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QVTs2QVTi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17/09/2018</text:date>, <text:time>18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Willink</meta:initial-creator>
    <meta:creation-date>2018-07-19T08:58:37.32</meta:creation-date>
    <meta:generator>OpenOffice/4.1.5$Win32 OpenOffice.org_project/415m1$Build-9789</meta:generator>
    <dc:date>2018-09-17T18:16:19.85</dc:date>
    <dc:creator>Edward Willink</dc:creator>
    <meta:editing-duration>P2DT23H55M29S</meta:editing-duration>
    <meta:editing-cycles>14</meta:editing-cycles>
    <meta:document-statistic meta:table-count="3" meta:cell-count="112" meta:object-count="0"/>
  </office:meta>
</office:document-meta>
</file>